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0201d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a9a51" officeooo:paragraph-rsid="004a9a5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4d7529" officeooo:paragraph-rsid="004d752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d7529" officeooo:paragraph-rsid="004d752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fd3e0" officeooo:paragraph-rsid="004fd3e0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a9a51" officeooo:paragraph-rsid="004a9a5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orphans="2" fo:widows="2" fo:hyphenation-ladder-count="no-limit"/>
      <style:text-properties style:font-name="DejaVu Sans Condensed" fo:font-weight="bold" officeooo:rsid="004802e1" officeooo:paragraph-rsid="004802e1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2" fo:widows="2" fo:hyphenation-ladder-count="no-limit"/>
      <style:text-properties fo:font-weight="bold" officeooo:rsid="004fd3e0" officeooo:paragraph-rsid="004fd3e0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9c7d6" officeooo:paragraph-rsid="004fd3e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fd3e0" officeooo:paragraph-rsid="004fd3e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d7529" officeooo:paragraph-rsid="004d7529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a8727" officeooo:paragraph-rsid="004a872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519b24" officeooo:paragraph-rsid="00519b2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a9a51" officeooo:paragraph-rsid="004a9a5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a9a51" officeooo:paragraph-rsid="004a9a5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4d752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d7529" officeooo:paragraph-rsid="004d752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4d75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4d75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4802e1" officeooo:paragraph-rsid="004802e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4d7529" officeooo:paragraph-rsid="004d75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d7529" officeooo:paragraph-rsid="004d752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fo:font-weight="bold" officeooo:rsid="004fd3e0" officeooo:paragraph-rsid="004fd3e0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rsid="004a8727" officeooo:paragraph-rsid="004a87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officeooo:paragraph-rsid="004a9a5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officeooo:rsid="004a9a51" officeooo:paragraph-rsid="004a9a5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rsid="0052c163" officeooo:paragraph-rsid="0052c16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etter-kerning="true" style:font-weight-asian="normal"/>
    </style:style>
    <style:style style:name="T3" style:family="text">
      <style:text-properties fo:font-weight="normal" officeooo:rsid="0010dfb6" style:letter-kerning="true" style:font-weight-asian="normal"/>
    </style:style>
    <style:style style:name="T4" style:family="text">
      <style:text-properties fo:font-weight="normal" style:letter-kerning="true" style:font-weight-asian="normal" style:font-weight-complex="normal"/>
    </style:style>
    <style:style style:name="T5" style:family="text">
      <style:text-properties fo:font-weight="normal" officeooo:rsid="004802e1" style:letter-kerning="true" style:font-weight-asian="normal" style:font-weight-complex="normal"/>
    </style:style>
    <style:style style:name="T6" style:family="text">
      <style:text-properties fo:font-weight="normal" officeooo:rsid="003923da" style:letter-kerning="true" style:font-weight-asian="normal"/>
    </style:style>
    <style:style style:name="T7" style:family="text">
      <style:text-properties fo:font-weight="bold" style:letter-kerning="true" style:font-weight-asian="bold" style:font-weight-complex="bold"/>
    </style:style>
    <style:style style:name="T8" style:family="text">
      <style:text-properties fo:font-weight="bold" officeooo:rsid="0010dfb6" style:letter-kerning="true" style:font-weight-asian="bold" style:font-weight-complex="bold"/>
    </style:style>
    <style:style style:name="T9" style:family="text">
      <style:text-properties fo:font-weight="bold" officeooo:rsid="004802e1" style:letter-kerning="true" style:font-weight-asian="bold" style:font-weight-complex="bold"/>
    </style:style>
    <style:style style:name="T10" style:family="text">
      <style:text-properties fo:font-weight="bold" officeooo:rsid="003923da" style:letter-kerning="true" style:font-weight-asian="bold" style:font-weight-complex="bold"/>
    </style:style>
    <style:style style:name="T11" style:family="text">
      <style:text-properties fo:font-weight="bold" officeooo:rsid="004d7529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85df4" style:font-weight-asian="bold" style:font-weight-complex="bold"/>
    </style:style>
    <style:style style:name="T14" style:family="text">
      <style:text-properties fo:font-weight="bold" officeooo:rsid="004d7529" style:font-weight-asian="bold" style:font-weight-complex="bold"/>
    </style:style>
    <style:style style:name="T15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a9a51" style:letter-kerning="true" style:font-size-asian="12pt" style:font-weight-asian="bold" style:font-size-complex="12pt" style:font-weight-complex="bold"/>
    </style:style>
    <style:style style:name="T23" style:family="text">
      <style:text-properties fo:font-size="12pt" style:letter-kerning="true" style:font-size-asian="12pt" style:font-size-complex="12pt"/>
    </style:style>
    <style:style style:name="T24" style:family="text">
      <style:text-properties fo:font-size="12pt" officeooo:rsid="0030201d" style:letter-kerning="true" style:font-size-asian="12pt" style:font-size-complex="12pt"/>
    </style:style>
    <style:style style:name="T25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4a9a51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4e81cc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a9a51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style:letter-kerning="true" style:font-size-asian="12pt" style:font-size-complex="12pt"/>
    </style:style>
    <style:style style:name="T32" style:family="text">
      <style:text-properties style:font-name="DejaVu Sans Condensed" fo:font-size="12pt" officeooo:rsid="0039c7d6" style:letter-kerning="true" style:font-size-asian="12pt" style:font-size-complex="12pt"/>
    </style:style>
    <style:style style:name="T33" style:family="text">
      <style:text-properties style:font-weight-complex="normal"/>
    </style:style>
    <style:style style:name="T34" style:family="text">
      <style:text-properties officeooo:rsid="004802e1"/>
    </style:style>
    <style:style style:name="T35" style:family="text">
      <style:text-properties officeooo:rsid="00485df4"/>
    </style:style>
    <style:style style:name="T36" style:family="text">
      <style:text-properties officeooo:rsid="004a9a51"/>
    </style:style>
    <style:style style:name="T37" style:family="text">
      <style:text-properties officeooo:rsid="004cf6f2"/>
    </style:style>
    <style:style style:name="T38" style:family="text">
      <style:text-properties officeooo:rsid="004d7529"/>
    </style:style>
    <style:style style:name="T39" style:family="text">
      <style:text-properties officeooo:rsid="0052c16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5</text:span><text:span text:style-name="T21">0</text:span><text:span text:style-name="T22">2</text:span><text:span text:style-name="T16"> - </text:span><text:span text:style-name="T17">A/G – </text:span><text:span text:style-name="T22">Visual Bombing Modes</text:span></text:p>
      <text:p text:style-name="P2"/>
      <text:p text:style-name="P8">Radar Ranging Notes</text:p>
      <text:list xml:id="list4238400702" text:style-name="L1">
        <text:list-item>
          <text:p text:style-name="P16">Radar Ranging activates in DYK, ARAK AKAN, and RB-75 modes, before trigger unsafe. In PLAN mode, ranging starts at trigger unsafe. </text:p>
        </text:list-item>
        <text:list-item>
          <text:p text:style-name="P16">Ranging is indicated by the "fin" and ranges to the spot under the reticule dot. </text:p>
        </text:list-item>
        <text:list-item>
          <text:p text:style-name="P16">Bank angle must be under 45°. </text:p>
        </text:list-item>
        <text:list-item>
          <text:p text:style-name="P35"><text:span text:style-name="T26">W</text:span><text:span text:style-name="T25">hen Radar Ranging is in use the CI is blank.</text:span></text:p>
        </text:list-item>
        <text:list-item>
          <text:p text:style-name="P17">When the sight angle is less than 5° from the horizon, the sight instead shows a fixed range of 1400m. The computer does not provide firing or pullup commands in this mode. </text:p>
        </text:list-item>
        <text:list-item>
          <text:p text:style-name="P17">Disable Radar Ranging with TAKT 253</text:p>
        </text:list-item>
      </text:list>
      <text:p text:style-name="P15"><text:span text:style-name="T32">B</text:span><text:span text:style-name="T31">ombing Tips</text:span></text:p>
      <text:list xml:id="list92906819909483" text:continue-numbering="true" text:style-name="L1">
        <text:list-item>
          <text:p text:style-name="P36"><text:span text:style-name="T26">R</text:span><text:span text:style-name="T25">elease interval of 10-</text:span><text:span text:style-name="T28">3</text:span><text:span text:style-name="T25">0m will produce a coherent stick of bombs, above </text:span><text:span text:style-name="T28">3</text:span><text:span text:style-name="T25">0m will lead to some un-asploded gaps between the bombs. </text:span></text:p>
        </text:list-item>
        <text:list-item>
          <text:p text:style-name="P39"><text:span text:style-name="T25">In all bombing modes, the target point is the </text:span><text:span text:style-name="T29">center</text:span><text:span text:style-name="T25"> of the stick of bombs</text:span></text:p>
        </text:list-item>
      </text:list>
      <text:p text:style-name="P2"/>
      <text:p text:style-name="P13"><text:span text:style-name="T18">M/71 bombs</text:span><text:span text:style-name="T19"> -- 120 kg </text:span><text:span text:style-name="T20">(265 lb) </text:span><text:span text:style-name="T19">GP bombs, 4 per pylon</text:span></text:p>
      <text:p text:style-name="P4"/>
      <text:p text:style-name="P6">DYK <text:span text:style-name="T1">mode</text:span></text:p>
      <text:p text:style-name="P4"/>
      <text:p text:style-name="P14"><text:span text:style-name="T24">D</text:span><text:span text:style-name="T23">ive Bomb</text:span></text:p>
      <text:p text:style-name="P11">(recommended to use a pop-up point)</text:p>
      <text:p text:style-name="P4"/>
      <text:list text:style-name="L2">
        <text:list-item>
          <text:p text:style-name="P28"><text:span text:style-name="T8">Weapon Selector</text:span><text:span text:style-name="T3"> dial </text:span><text:span text:style-name="T6">... </text:span><text:span text:style-name="T9">DYK</text:span><text:span text:style-name="T3"> </text:span></text:p>
        </text:list-item>
        <text:list-item>
          <text:p text:style-name="P28"><text:span text:style-name="T8">Interval</text:span><text:span text:style-name="T3"> dial </text:span><text:span text:style-name="T6">... </text:span><text:span text:style-name="T3">as needed (distance in m)</text:span></text:p>
        </text:list-item>
        <text:list-item>
          <text:p text:style-name="P28"><text:span text:style-name="T8">Release Mode</text:span><text:span text:style-name="T3"> switch </text:span><text:span text:style-name="T6">... </text:span><text:span text:style-name="T8">SERIE</text:span><text:span text:style-name="T3"> (default)</text:span></text:p>
        </text:list-item>
        <text:list-item>
          <text:p text:style-name="P30"><text:span text:style-name="T8">Master Mode</text:span><text:span text:style-name="T3"> dial </text:span><text:span text:style-name="T6">... </text:span><text:span text:style-name="T9">ANF </text:span><text:span text:style-name="T5">(precision, uses radar ranging)</text:span></text:p>
        </text:list-item>
        <text:list-item>
          <text:p text:style-name="P24">Set QFE on altimeter to value shown in kneeboard for target waypoint. <text:span text:style-name="T34">(optional )</text:span></text:p>
        </text:list-item>
        <text:list-item>
          <text:p text:style-name="P26">Place pipper on target, and then hold trigger <text:span text:style-name="T12">UNSAFE</text:span><text:span text:style-name="T33"> to designate it.</text:span></text:p>
        </text:list-item>
        <text:list-item>
          <text:p text:style-name="P32"><text:span text:style-name="T2">Hold </text:span><text:span text:style-name="T11">WEAPON RELEASE</text:span><text:span text:style-name="T4"> AFTER the time/distance line flashes, but BEFORE the wings cue appears.</text:span></text:p>
        </text:list-item>
        <text:list-item>
          <text:p text:style-name="P18">Follow the steering cue circle while continuing to hold trigger.</text:p>
        </text:list-item>
        <text:list-item>
          <text:p text:style-name="P18">Bombs will fall automatically.</text:p>
        </text:list-item>
      </text:list>
      <text:p text:style-name="P9"/>
      <text:p text:style-name="P3">Dive Bomb (low precision)</text:p>
      <text:p text:style-name="P10"/>
      <text:p text:style-name="P10">Same procedure as above, but QFE is mandatory, stay in NAV mode,<text:span text:style-name="T12"> </text:span><text:span text:style-name="T14">UNSAFE</text:span><text:span text:style-name="T12"> </text:span>to show symbology, the bombs will drop immediately upon pulling the trigger to roughly where the pipper shows.</text:p>
      <text:list text:style-name="L3">
        <text:list-item>
          <text:p text:style-name="P29"><text:span text:style-name="T8">Weapon Selector</text:span><text:span text:style-name="T3"> dial </text:span><text:span text:style-name="T6">... </text:span><text:span text:style-name="T9">DYK</text:span><text:span text:style-name="T3"> </text:span></text:p>
        </text:list-item>
        <text:list-item>
          <text:p text:style-name="P29"><text:span text:style-name="T8">Interval</text:span><text:span text:style-name="T3"> dial </text:span><text:span text:style-name="T6">... </text:span><text:span text:style-name="T3">as needed (distance in m)</text:span></text:p>
        </text:list-item>
        <text:list-item>
          <text:p text:style-name="P29"><text:span text:style-name="T8">Release Mode</text:span><text:span text:style-name="T3"> switch </text:span><text:span text:style-name="T6">... </text:span><text:span text:style-name="T8">SERIE</text:span><text:span text:style-name="T3"> (default)</text:span></text:p>
        </text:list-item>
        <text:list-item>
          <text:p text:style-name="P31"><text:span text:style-name="T8">Master Mode</text:span><text:span text:style-name="T3"> dial </text:span><text:span text:style-name="T6">...</text:span><text:span text:style-name="T10"> </text:span><text:span text:style-name="T11">NAV</text:span><text:span text:style-name="T9"> </text:span></text:p>
        </text:list-item>
        <text:list-item>
          <text:p text:style-name="P25">Set QFE on altimeter to value shown in kneeboard for target waypoint. <text:span text:style-name="T38">(Required!)</text:span></text:p>
        </text:list-item>
        <text:list-item>
          <text:p text:style-name="P27"><text:span text:style-name="T33">Trigger </text:span><text:span text:style-name="T12">UNSAFE</text:span><text:span text:style-name="T33"> to show symbology. You're now in a barometric-altitude-informed CCIP mode, the bombs will land where you put the pipper.</text:span></text:p>
        </text:list-item>
        <text:list-item>
          <text:p text:style-name="P33"><text:span text:style-name="T4">When the "wings" cue appears, </text:span><text:span text:style-name="T7">PULL AND HOLD Weapon Release</text:span><text:span text:style-name="T4">.</text:span></text:p>
        </text:list-item>
        <text:list-item>
          <text:p text:style-name="P19">Bombs will drop immediately.</text:p>
        </text:list-item>
      </text:list>
      <text:p text:style-name="P7"/>
      <text:p text:style-name="P7">PLAN <text:span text:style-name="T1">mode</text:span></text:p>
      <text:p text:style-name="P3"/>
      <text:p text:style-name="P3"><text:span text:style-name="T37">Level CCRP</text:span> Bomb</text:p>
      <text:p text:style-name="P3"/>
      <text:list text:style-name="L4">
        <text:list-item>
          <text:p text:style-name="P20">Weapon Selector to <text:span text:style-name="T12">PLAN</text:span>.</text:p>
        </text:list-item>
        <text:list-item>
          <text:p text:style-name="P21">Set Target QFE (<text:span text:style-name="T12">Required!</text:span>)</text:p>
        </text:list-item>
        <text:list-item>
          <text:p text:style-name="P20">Sight mode selector to desired release interval.</text:p>
        </text:list-item>
        <text:list-item>
          <text:p text:style-name="P20">Master mode <text:span text:style-name="T12">ANF</text:span>.</text:p>
        </text:list-item>
        <text:list-item>
          <text:p text:style-name="P20">Place the pipper on the intended target. When the pipper is on the target, <text:span text:style-name="T12">TRIGGER UNSAFE</text:span> to designate. <text:span text:style-name="T36">Radar ranging will begin.</text:span></text:p>
        </text:list-item>
        <text:list-item>
          <text:p text:style-name="P22">When the "wings" appear, <text:span text:style-name="T12">pull and HOLD WEAPON RELEASE</text:span>.</text:p>
        </text:list-item>
        <text:list-item>
          <text:p text:style-name="P22">Follow the Steering Cue Ring</text:p>
        </text:list-item>
        <text:list-item>
          <text:p text:style-name="P22">Bombs will release automatically.</text:p>
        </text:list-item>
        <text:list-item>
          <text:p text:style-name="P22">After <text:s/><text:span text:style-name="T13">FÄLLD LAST</text:span><text:span text:style-name="T35">, </text:span><text:span text:style-name="T12">SAFE</text:span> the trigger, master mode <text:span text:style-name="T12">NAV</text:span>, turn and egress.</text:p>
        </text:list-item>
      </text:list>
      <text:p text:style-name="P12"/>
      <text:p text:style-name="P5">Direct Bomb</text:p>
      <text:p text:style-name="P12">This mode exists for when you are bombing in formation. The flight leader is assumed to be using some <text:span text:style-name="T39">computed</text:span> release mode, and delivers an instruction over the radio for when to release.</text:p>
      <text:p text:style-name="P12"/>
      <text:list text:style-name="L5">
        <text:list-item>
          <text:p text:style-name="P37"><text:span text:style-name="T27">Weapon selector to </text:span><text:span text:style-name="T30">PLAN</text:span><text:span text:style-name="T27">.</text:span></text:p>
        </text:list-item>
        <text:list-item>
          <text:p text:style-name="P23">Sight selector to desired release interval.</text:p>
        </text:list-item>
        <text:list-item>
          <text:p text:style-name="P38"><text:span text:style-name="T25">Master mode </text:span><text:span text:style-name="T29">NAV</text:span><text:span text:style-name="T25">.</text:span></text:p>
        </text:list-item>
        <text:list-item>
          <text:p text:style-name="P23">Release the trigger on command, bombs will fall immediatel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23T09:29:06.389000000</dc:date>
    <meta:editing-duration>PT17H35M37S</meta:editing-duration>
    <meta:editing-cycles>4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1" meta:word-count="519" meta:character-count="2877" meta:non-whitespace-character-count="2436"/>
  </office:meta>
</office:document-meta>
</file>